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 Sans" svg:font-family="'Ubuntu Sans'" style:font-family-generic="swiss" style:font-pitch="variable"/>
    <style:font-face style:name="Uduntu Sans" svg:font-family="'Uduntu Sans'" style:font-family-generic="swiss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4.5cm" loext:decorative="false"/>
      <style:paragraph-properties style:writing-mode="lr-tb"/>
    </style:style>
    <style:style style:name="gr3" style:family="graphic" style:parent-style-name="standard">
      <style:graphic-properties svg:stroke-width="0.035cm" draw:marker-start-width="0.252cm" draw:marker-end="Extrémités_20_de_20_flèche_20_1" draw:marker-end-width="0.252cm" draw:textarea-vertical-align="middle" fo:padding-top="0.142cm" fo:padding-bottom="0.142cm" fo:padding-left="0.267cm" fo:padding-right="0.267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5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9.5cm" loext:decorative="false"/>
      <style:paragraph-properties style:writing-mode="lr-tb"/>
    </style:style>
    <style:style style:name="P1" style:family="paragraph">
      <style:paragraph-properties fo:text-align="center"/>
      <style:text-properties fo:color="#ffffff" loext:opacity="100%" style:font-name="Ubuntu Sans" fo:text-shadow="1pt 1pt"/>
    </style:style>
    <style:style style:name="P2" style:family="paragraph">
      <style:paragraph-properties fo:text-align="center"/>
      <style:text-properties fo:color="#ffffff" loext:opacity="100%" style:font-name="Ubuntu Sans" fo:text-shadow="1pt 1pt"/>
    </style:style>
    <style:style style:name="P3" style:family="paragraph">
      <style:paragraph-properties fo:text-align="center"/>
      <style:text-properties style:font-name="Uduntu Sans" fo:font-size="10pt" style:font-size-asian="10pt" style:font-size-complex="10pt"/>
    </style:style>
    <style:style style:name="P4" style:family="paragraph">
      <style:paragraph-properties fo:text-align="start"/>
      <style:text-properties style:font-name="Ubuntu Sans" fo:font-size="8pt" style:font-size-asian="8pt" style:font-size-complex="8pt"/>
    </style:style>
    <style:style style:name="P5" style:family="paragraph">
      <loext:graphic-properties draw:fill="none" draw:fill-color="#ffffff"/>
      <style:paragraph-properties fo:text-align="center"/>
      <style:text-properties style:font-name="Ubuntu Sans" fo:font-size="8pt" style:font-size-asian="8pt" style:font-size-complex="8pt"/>
    </style:style>
    <style:style style:name="P6" style:family="paragraph">
      <loext:graphic-properties draw:fill="none" draw:fill-color="#ffffff"/>
      <style:paragraph-properties fo:text-align="start"/>
      <style:text-properties style:font-name="Ubuntu Sans" fo:font-size="8pt" style:font-size-asian="8pt" style:font-size-complex="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font-name="Ubuntu Sans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custom-shape draw:style-name="gr2" draw:text-style-name="P2" draw:layer="layout" svg:width="5cm" svg:height="1cm" svg:x="2cm" svg:y="2cm">
            <text:p text:style-name="P1"><text:span text:style-name="T1">Utilisateu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5cm" svg:height="1cm" svg:x="2cm" svg:y="4cm">
            <text:p text:style-name="P1"><text:span text:style-name="T1">API Gateway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5cm" svg:height="1cm" svg:x="2cm" svg:y="6cm">
            <text:p text:style-name="P1"><text:span text:style-name="T1">Service SEARCH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5cm" svg:height="1cm" svg:x="2cm" svg:y="8cm">
            <text:p text:style-name="P1"><text:span text:style-name="T1">Service GEO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5cm" svg:height="1cm" svg:x="2cm" svg:y="10cm">
            <text:p text:style-name="P1"><text:span text:style-name="T1">Base GEO</text:span></text:p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4.5cm" svg:y1="3cm" svg:x2="4.5cm" svg:y2="4cm">
            <text:p/>
          </draw:line>
          <draw:frame draw:style-name="gr4" draw:text-style-name="P5" draw:layer="layout" svg:width="5.75cm" svg:height="1cm" svg:x="4.5cm" svg:y="3cm">
            <draw:text-box>
              <text:p text:style-name="P4"><text:span text:style-name="T2">Envoie une requête (position, recherche)</text:span></text:p>
            </draw:text-box>
          </draw:frame>
          <draw:frame draw:style-name="gr4" draw:text-style-name="P6" draw:layer="layout" svg:width="5.75cm" svg:height="1cm" svg:x="4.5cm" svg:y="5cm">
            <draw:text-box>
              <text:p text:style-name="P4"><text:span text:style-name="T2">Transmet la requête routée</text:span></text:p>
            </draw:text-box>
          </draw:frame>
          <draw:line draw:style-name="gr3" draw:text-style-name="P3" draw:layer="layout" svg:x1="4.5cm" svg:y1="5cm" svg:x2="4.5cm" svg:y2="6cm">
            <text:p/>
          </draw:line>
          <draw:line draw:style-name="gr3" draw:text-style-name="P3" draw:layer="layout" svg:x1="4.5cm" svg:y1="7cm" svg:x2="4.5cm" svg:y2="8cm">
            <text:p/>
          </draw:line>
          <draw:line draw:style-name="gr3" draw:text-style-name="P3" draw:layer="layout" svg:x1="4.5cm" svg:y1="9cm" svg:x2="4.5cm" svg:y2="10cm">
            <text:p/>
          </draw:line>
          <draw:frame draw:style-name="gr4" draw:text-style-name="P6" draw:layer="layout" svg:width="5.75cm" svg:height="1cm" svg:x="4.5cm" svg:y="7cm">
            <draw:text-box>
              <text:p text:style-name="P4"><text:span text:style-name="T2">Demande la distance</text:span></text:p>
            </draw:text-box>
          </draw:frame>
          <draw:frame draw:style-name="gr4" draw:text-style-name="P6" draw:layer="layout" svg:width="5.75cm" svg:height="1cm" svg:x="4.5cm" svg:y="8.989cm">
            <draw:text-box>
              <text:p text:style-name="P4"><text:span text:style-name="T2">Lit, met à jour les positions</text:span></text:p>
            </draw:text-box>
          </draw:frame>
          <draw:custom-shape draw:style-name="gr2" draw:text-style-name="P2" draw:layer="layout" svg:width="5cm" svg:height="1cm" svg:x="8cm" svg:y="6cm">
            <text:p text:style-name="P1"><text:span text:style-name="T1">Service SEARCH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5cm" svg:height="1cm" svg:x="8cm" svg:y="8cm">
            <text:p text:style-name="P1"><text:span text:style-name="T1">Service Catalogu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5cm" svg:height="1cm" svg:x="8cm" svg:y="10cm">
            <text:p text:style-name="P1"><text:span text:style-name="T1">Base Catalogue</text:span></text:p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0.5cm" svg:y1="7cm" svg:x2="10.5cm" svg:y2="8cm">
            <text:p/>
          </draw:line>
          <draw:line draw:style-name="gr3" draw:text-style-name="P3" draw:layer="layout" svg:x1="10.5cm" svg:y1="9cm" svg:x2="10.5cm" svg:y2="10cm">
            <text:p/>
          </draw:line>
          <draw:frame draw:style-name="gr4" draw:text-style-name="P6" draw:layer="layout" svg:width="5.75cm" svg:height="1cm" svg:x="10.5cm" svg:y="7cm">
            <draw:text-box>
              <text:p text:style-name="P4"><text:span text:style-name="T2">Demande les offres et les producteurs</text:span></text:p>
            </draw:text-box>
          </draw:frame>
          <draw:frame draw:style-name="gr4" draw:text-style-name="P6" draw:layer="layout" svg:width="5.75cm" svg:height="1cm" svg:x="10.5cm" svg:y="9cm">
            <draw:text-box>
              <text:p text:style-name="P4"><text:span text:style-name="T2">Lit, met à jour les offres et producteurs</text:span></text:p>
            </draw:text-box>
          </draw:frame>
          <draw:custom-shape draw:style-name="gr5" draw:text-style-name="P2" draw:layer="layout" svg:width="10cm" svg:height="1cm" svg:x="2cm" svg:y="13cm">
            <text:p text:style-name="P1"><text:span text:style-name="T1">Services (GEO, SEARCH, Catalogue)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5cm" svg:height="1cm" svg:x="4.5cm" svg:y="15cm">
            <text:p text:style-name="P1"><text:span text:style-name="T1">Observabilité</text:span></text:p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7cm" svg:y1="14cm" svg:x2="7cm" svg:y2="15cm">
            <text:p/>
          </draw:line>
          <draw:frame draw:style-name="gr4" draw:text-style-name="P6" draw:layer="layout" svg:width="5.75cm" svg:height="1cm" svg:x="7cm" svg:y="14cm">
            <draw:text-box>
              <text:p text:style-name="P4"><text:span text:style-name="T2">Émettent les logs, métriques et trace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 Sans" svg:font-family="'Ubuntu Sans'" style:font-family-generic="swiss" style:font-pitch="variable"/>
    <style:font-face style:name="Uduntu Sans" svg:font-family="'Uduntu Sans'" style:font-family-generic="swiss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2-05T18:17:06.349840500</meta:creation-date>
    <dc:date>2026-02-05T18:46:44.799050700</dc:date>
    <meta:editing-duration>PT6M34S</meta:editing-duration>
    <meta:editing-cycles>2</meta:editing-cycles>
    <meta:generator>LibreOffice/25.8.4.2$Windows_X86_64 LibreOffice_project/290daaa01b999472f0c7a3890eb6a550fd74c6df</meta:generator>
    <meta:document-statistic meta:object-count="25"/>
  </office:meta>
</office:document-meta>
</file>